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den</text:p>
      <text:p text:style-name="Standard"><text:s/></text:p>
      <text:p text:style-name="Standard">One of the problems of a calculative understanding is that it is a mere summation, a total of atomised individuals. 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GB" style:font-name-complex="DejaVu 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2-18T16:24:41</meta:creation-date>
    <dc:date>2008-02-18T16:25:30</dc:date>
    <dc:language>en-GB</dc:language>
    <meta:editing-cycles>2</meta:editing-cycles>
    <meta:editing-duration>PT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2" meta:character-count="124"/>
  </office:meta>
</office:document-meta>
</file>